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formula="of:=(5/9)*LOG(5/9;2)" office:value-type="float" office:value="-0.471109392530528" calcext:value-type="float">
            <text:p>-0.4711093925</text:p>
          </table:table-cell>
          <table:table-cell/>
          <table:table-cell table:style-name="ce2" office:value-type="string" calcext:value-type="string">
            <text:p>I1</text:p>
          </table:table-cell>
          <table:table-cell table:style-name="ce2" table:formula="of:=-( (13/22)*LOG(13/22;2) + (9/22)*LOG(9/22;2) )" office:value-type="float" office:value="0.976020648236615" calcext:value-type="float">
            <text:p>0.9760206482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3" office:value-type="string" calcext:value-type="string">
            <text:p>VIP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5:.D5])" office:value-type="float" office:value="6" calcext:value-type="float">
            <text:p>6</text:p>
          </table:table-cell>
          <table:table-cell table:formula="of:=[.E5]/[.E7]" office:value-type="float" office:value="0.272727272727273" calcext:value-type="float">
            <text:p>0.2727272727</text:p>
          </table:table-cell>
          <table:table-cell table:formula="of:=[.C5]/[.E5]" office:value-type="float" office:value="0.833333333333333" calcext:value-type="float">
            <text:p>0.8333333333</text:p>
          </table:table-cell>
          <table:table-cell table:formula="of:=[.D5]/[.E5]" office:value-type="float" office:value="0.166666666666667" calcext:value-type="float">
            <text:p>0.1666666667</text:p>
          </table:table-cell>
          <table:table-cell table:formula="of:=[.F5]*([.G5]*LOG([.G5];2)+[.H5]*LOG([.H5];2))" office:value-type="float" office:value="-0.177278842267733" calcext:value-type="float">
            <text:p>-0.1772788423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SUM([.C6:.D6])" office:value-type="float" office:value="16" calcext:value-type="float">
            <text:p>16</text:p>
          </table:table-cell>
          <table:table-cell table:formula="of:=[.E6]/[.E7]" office:value-type="float" office:value="0.727272727272727" calcext:value-type="float">
            <text:p>0.7272727273</text:p>
          </table:table-cell>
          <table:table-cell table:formula="of:=[.C6]/[.E6]" office:value-type="float" office:value="0.5" calcext:value-type="float">
            <text:p>0.5</text:p>
          </table:table-cell>
          <table:table-cell table:formula="of:=[.D6]/[.E6]" office:value-type="float" office:value="0.5" calcext:value-type="float">
            <text:p>0.5</text:p>
          </table:table-cell>
          <table:table-cell table:formula="of:=[.F6]*([.G6]*LOG([.G6];2)+[.H6]*LOG([.H6];2))" office:value-type="float" office:value="-0.727272727272727" calcext:value-type="float">
            <text:p>-0.7272727273</text:p>
          </table:table-cell>
          <table:table-cell/>
        </table:table-row>
        <table:table-row table:style-name="ro2">
          <table:table-cell table:number-columns-repeated="4"/>
          <table:table-cell table:formula="of:=SUM([.E5:.E6])" office:value-type="float" office:value="22" calcext:value-type="float">
            <text:p>22</text:p>
          </table:table-cell>
          <table:table-cell table:number-columns-repeated="3"/>
          <table:table-cell table:formula="of:=SUM([.I5:.I6])" office:value-type="float" office:value="-0.90455156954046" calcext:value-type="float">
            <text:p>-0.9045515695</text:p>
          </table:table-cell>
          <table:table-cell/>
        </table:table-row>
        <table:table-row table:style-name="ro3">
          <table:table-cell table:number-columns-repeated="7"/>
          <table:table-cell table:style-name="ce4" office:value-type="string" calcext:value-type="string">
            <text:p>GAIN</text:p>
          </table:table-cell>
          <table:table-cell table:style-name="ce3" table:formula="of:=[.D1]+[.I7]" office:value-type="float" office:value="0.0714690786961548" calcext:value-type="float">
            <text:p>0.0714690787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 calcext:value-type="string">
            <text:p>FAV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11]/[.E13]" office:value-type="float" office:value="0.454545454545455" calcext:value-type="float">
            <text:p>0.4545454545</text:p>
          </table:table-cell>
          <table:table-cell table:formula="of:=[.C11]/[.E11]" office:value-type="float" office:value="0.8" calcext:value-type="float">
            <text:p>0.8</text:p>
          </table:table-cell>
          <table:table-cell table:formula="of:=[.D11]/[.E11]" office:value-type="float" office:value="0.2" calcext:value-type="float">
            <text:p>0.2</text:p>
          </table:table-cell>
          <table:table-cell table:formula="of:=[.F11]*([.G11]*LOG([.G11];2)+[.H11]*LOG([.H11];2))" office:value-type="float" office:value="-0.32814913403971" calcext:value-type="float">
            <text:p>-0.3281491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E12]/[.E13]" office:value-type="float" office:value="0.545454545454545" calcext:value-type="float">
            <text:p>0.5454545455</text:p>
          </table:table-cell>
          <table:table-cell table:formula="of:=[.C12]/[.E12]" office:value-type="float" office:value="0.416666666666667" calcext:value-type="float">
            <text:p>0.4166666667</text:p>
          </table:table-cell>
          <table:table-cell table:formula="of:=[.D12]/[.E12]" office:value-type="float" office:value="0.583333333333333" calcext:value-type="float">
            <text:p>0.5833333333</text:p>
          </table:table-cell>
          <table:table-cell table:formula="of:=[.F12]*([.G12]*LOG([.G12];2)+[.H12]*LOG([.H12];2))" office:value-type="float" office:value="-0.534473867264265" calcext:value-type="float">
            <text:p>-0.5344738673</text:p>
          </table:table-cell>
          <table:table-cell/>
        </table:table-row>
        <table:table-row table:style-name="ro2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table:formula="of:=SUM([.I11:.I12])" office:value-type="float" office:value="-0.862623001303975" calcext:value-type="float">
            <text:p>-0.8626230013</text:p>
          </table:table-cell>
          <table:table-cell/>
        </table:table-row>
        <table:table-row table:style-name="ro3">
          <table:table-cell table:number-columns-repeated="7"/>
          <table:table-cell table:style-name="ce3" office:value-type="string" calcext:value-type="string">
            <text:p>GAIN</text:p>
          </table:table-cell>
          <table:table-cell table:style-name="ce3" table:formula="of:=SUM([.D1]+[.I13])" office:value-type="float" office:value="0.11339764693264" calcext:value-type="float">
            <text:p>0.1133976469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USIC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18]/[.E20]" office:value-type="float" office:value="0.454545454545455" calcext:value-type="float">
            <text:p>0.4545454545</text:p>
          </table:table-cell>
          <table:table-cell table:formula="of:=[.C18]/[.E18]" office:value-type="float" office:value="0.7" calcext:value-type="float">
            <text:p>0.7</text:p>
          </table:table-cell>
          <table:table-cell table:formula="of:=[.D18]/[.E18]" office:value-type="float" office:value="0.3" calcext:value-type="float">
            <text:p>0.3</text:p>
          </table:table-cell>
          <table:table-cell table:formula="of:=[.F18]*([.G18]*LOG([.G18];2)+[.H18]*LOG([.H18];2))" office:value-type="float" office:value="-0.400586772377588" calcext:value-type="float">
            <text:p>-0.4005867724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E19]/[.E20]" office:value-type="float" office:value="0.545454545454545" calcext:value-type="float">
            <text:p>0.5454545455</text:p>
          </table:table-cell>
          <table:table-cell table:formula="of:=[.C19]/[.E19]" office:value-type="float" office:value="0.5" calcext:value-type="float">
            <text:p>0.5</text:p>
          </table:table-cell>
          <table:table-cell table:formula="of:=[.D19]/[.E19]" office:value-type="float" office:value="0.5" calcext:value-type="float">
            <text:p>0.5</text:p>
          </table:table-cell>
          <table:table-cell table:formula="of:=[.F19]*([.G19]*LOG([.G19];2)+[.H19]*LOG([.H19];2))" office:value-type="float" office:value="-0.545454545454545" calcext:value-type="float">
            <text:p>-0.545454545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table:formula="of:=SUM([.I18:.I19])" office:value-type="float" office:value="-0.946041317832133" calcext:value-type="float">
            <text:p>-0.9460413178</text:p>
          </table:table-cell>
          <table:table-cell/>
        </table:table-row>
        <table:table-row table:style-name="ro3">
          <table:table-cell table:number-columns-repeated="7"/>
          <table:table-cell table:style-name="ce3" office:value-type="string" calcext:value-type="string">
            <text:p>GAIN</text:p>
          </table:table-cell>
          <table:table-cell table:style-name="ce3" table:formula="of:=SUM([.D1]+[.I20])" office:value-type="float" office:value="0.0299793304044821" calcext:value-type="float">
            <text:p>0.0299793304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LOCATIO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/[.$E$29]" office:value-type="float" office:value="0.181818181818182" calcext:value-type="float">
            <text:p>0.1818181818</text:p>
          </table:table-cell>
          <table:table-cell table:formula="of:=[.C24]/[.E24]" office:value-type="float" office:value="0.25" calcext:value-type="float">
            <text:p>0.25</text:p>
          </table:table-cell>
          <table:table-cell table:formula="of:=[.D24]/[.E24]" office:value-type="float" office:value="0.75" calcext:value-type="float">
            <text:p>0.75</text:p>
          </table:table-cell>
          <table:table-cell table:formula="of:=[.$F24]*([.$G24]*LOG([.$G24];2)+[.$H24]*LOG([.$H24];2))" office:value-type="float" office:value="-0.147505113538024" calcext:value-type="float">
            <text:p>-0.14750511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25]/[.$E$29]" office:value-type="float" office:value="0.318181818181818" calcext:value-type="float">
            <text:p>0.3181818182</text:p>
          </table:table-cell>
          <table:table-cell table:formula="of:=[.C25]/[.E25]" office:value-type="float" office:value="0.714285714285714" calcext:value-type="float">
            <text:p>0.7142857143</text:p>
          </table:table-cell>
          <table:table-cell table:formula="of:=[.D25]/[.E25]" office:value-type="float" office:value="0.285714285714286" calcext:value-type="float">
            <text:p>0.2857142857</text:p>
          </table:table-cell>
          <table:table-cell table:formula="of:=[.$F25]*([.$G25]*LOG([.$G25];2)+[.$H25]*LOG([.$H25];2))" office:value-type="float" office:value="-0.274629271816655" calcext:value-type="float">
            <text:p>-0.274629271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6]/[.$E$29]" office:value-type="float" office:value="0.136363636363636" calcext:value-type="float">
            <text:p>0.1363636364</text:p>
          </table:table-cell>
          <table:table-cell table:formula="of:=[.C26]/[.E26]" office:value-type="float" office:value="0.333333333333333" calcext:value-type="float">
            <text:p>0.3333333333</text:p>
          </table:table-cell>
          <table:table-cell table:formula="of:=[.D26]/[.E26]" office:value-type="float" office:value="0.666666666666667" calcext:value-type="float">
            <text:p>0.6666666667</text:p>
          </table:table-cell>
          <table:table-cell table:formula="of:=[.$F26]*([.$G26]*LOG([.$G26];2)+[.$H26]*LOG([.$H26];2))" office:value-type="float" office:value="-0.125222159189249" calcext:value-type="float">
            <text:p>-0.12522215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7]/[.$E$29]" office:value-type="float" office:value="0.181818181818182" calcext:value-type="float">
            <text:p>0.1818181818</text:p>
          </table:table-cell>
          <table:table-cell table:formula="of:=[.C27]/[.E27]" office:value-type="float" office:value="0.75" calcext:value-type="float">
            <text:p>0.75</text:p>
          </table:table-cell>
          <table:table-cell table:formula="of:=[.D27]/[.E27]" office:value-type="float" office:value="0.25" calcext:value-type="float">
            <text:p>0.25</text:p>
          </table:table-cell>
          <table:table-cell table:formula="of:=[.$F27]*([.$G27]*LOG([.$G27];2)+[.$H27]*LOG([.$H27];2))" office:value-type="float" office:value="-0.147505113538024" calcext:value-type="float">
            <text:p>-0.14750511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8]/[.$E$29]" office:value-type="float" office:value="0.181818181818182" calcext:value-type="float">
            <text:p>0.1818181818</text:p>
          </table:table-cell>
          <table:table-cell table:formula="of:=[.C28]/[.E28]" office:value-type="float" office:value="0.75" calcext:value-type="float">
            <text:p>0.75</text:p>
          </table:table-cell>
          <table:table-cell table:formula="of:=[.D28]/[.E28]" office:value-type="float" office:value="0.25" calcext:value-type="float">
            <text:p>0.25</text:p>
          </table:table-cell>
          <table:table-cell table:formula="of:=[.$F28]*([.$G28]*LOG([.$G28];2)+[.$H28]*LOG([.$H28];2))" office:value-type="float" office:value="-0.147505113538024" calcext:value-type="float">
            <text:p>-0.1475051135</text:p>
          </table:table-cell>
          <table:table-cell/>
        </table:table-row>
        <table:table-row table:style-name="ro2">
          <table:table-cell table:number-columns-repeated="4"/>
          <table:table-cell table:formula="of:=SUM([.E24:.E28])" office:value-type="float" office:value="22" calcext:value-type="float">
            <text:p>22</text:p>
          </table:table-cell>
          <table:table-cell table:number-columns-repeated="3"/>
          <table:table-cell table:formula="of:=SUM([.I24:.I28])" office:value-type="float" office:value="-0.842366771619976" calcext:value-type="float">
            <text:p>-0.8423667716</text:p>
          </table:table-cell>
          <table:table-cell/>
        </table:table-row>
        <table:table-row table:style-name="ro3">
          <table:table-cell table:number-columns-repeated="7"/>
          <table:table-cell table:style-name="ce3" office:value-type="string" calcext:value-type="string">
            <text:p>GAIN</text:p>
          </table:table-cell>
          <table:table-cell table:style-name="ce3" table:formula="of:=SUM([.D1]+[.I29])" office:value-type="float" office:value="0.133653876616639" calcext:value-type="float">
            <text:p>0.1336538766</text:p>
          </table:table-cell>
          <table:table-cell/>
        </table:table-row>
        <table:table-row table:style-name="ro3">
          <table:table-cell table:style-name="ce1" table:number-columns-repeated="2"/>
          <table:table-cell table:style-name="ce5" office:value-type="string" calcext:value-type="string">
            <text:p>occupied</text:p>
          </table:table-cell>
          <table:table-cell table:style-name="ce1" table:number-columns-repeated="7"/>
        </table:table-row>
        <table:table-row table:style-name="ro2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6" office:value-type="float" office:value="6" calcext:value-type="float">
            <text:p>6</text:p>
          </table:table-cell>
          <table:table-cell table:style-name="ce1" table:formula="of:=[.E32]/[.E35]" office:value-type="float" office:value="0.272727272727273" calcext:value-type="float">
            <text:p>0.2727272727</text:p>
          </table:table-cell>
          <table:table-cell table:style-name="ce1" table:formula="of:=[.C32]/[.E32]" office:value-type="float" office:value="0.666666666666667" calcext:value-type="float">
            <text:p>0.6666666667</text:p>
          </table:table-cell>
          <table:table-cell table:style-name="ce1" table:formula="of:=[.D32]/[.E32]" office:value-type="float" office:value="0.333333333333333" calcext:value-type="float">
            <text:p>0.3333333333</text:p>
          </table:table-cell>
          <table:table-cell table:style-name="ce1" table:formula="of:=[.$F32]*([.$G32]*LOG([.$G32];2)+[.$H32]*LOG([.$H32];2))" office:value-type="float" office:value="-0.250444318378497" calcext:value-type="float">
            <text:p>-0.2504443184</text:p>
          </table:table-cell>
          <table:table-cell table:style-name="ce1"/>
        </table:table-row>
        <table:table-row table:style-name="ro2">
          <table:table-cell table:style-name="ce1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E33]/[.E35]" office:value-type="float" office:value="0.409090909090909" calcext:value-type="float">
            <text:p>0.4090909091</text:p>
          </table:table-cell>
          <table:table-cell table:style-name="ce1" table:formula="of:=[.C33]/[.E33]" office:value-type="float" office:value="0.777777777777778" calcext:value-type="float">
            <text:p>0.7777777778</text:p>
          </table:table-cell>
          <table:table-cell table:style-name="ce1" table:formula="of:=[.D33]/[.E33]" office:value-type="float" office:value="0.222222222222222" calcext:value-type="float">
            <text:p>0.2222222222</text:p>
          </table:table-cell>
          <table:table-cell table:style-name="ce1" table:formula="of:=[.$F33]*([.$G33]*LOG([.$G33];2)+[.$H33]*LOG([.$H33];2))" office:value-type="float" office:value="-0.312629116298981" calcext:value-type="float">
            <text:p>-0.3126291163</text:p>
          </table:table-cell>
          <table:table-cell table:style-name="ce1"/>
        </table:table-row>
        <table:table-row table:style-name="ro2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E34]/[.E35]" office:value-type="float" office:value="0.318181818181818" calcext:value-type="float">
            <text:p>0.3181818182</text:p>
          </table:table-cell>
          <table:table-cell table:style-name="ce1" table:formula="of:=[.C34]/[.E34]" office:value-type="float" office:value="0.285714285714286" calcext:value-type="float">
            <text:p>0.2857142857</text:p>
          </table:table-cell>
          <table:table-cell table:style-name="ce1" table:formula="of:=[.D34]/[.E34]" office:value-type="float" office:value="0.714285714285714" calcext:value-type="float">
            <text:p>0.7142857143</text:p>
          </table:table-cell>
          <table:table-cell table:style-name="ce1" table:formula="of:=[.$F34]*([.$G34]*LOG([.$G34];2)+[.$H34]*LOG([.$H34];2))" office:value-type="float" office:value="-0.274629271816655" calcext:value-type="float">
            <text:p>-0.2746292718</text:p>
          </table:table-cell>
          <table:table-cell table:style-name="ce1"/>
        </table:table-row>
        <table:table-row table:style-name="ro3">
          <table:table-cell table:style-name="ce1" table:number-columns-repeated="4"/>
          <table:table-cell table:style-name="ce1" table:formula="of:=SUM([.C32:.D34])" office:value-type="float" office:value="22" calcext:value-type="float">
            <text:p>22</text:p>
          </table:table-cell>
          <table:table-cell table:style-name="ce1" table:number-columns-repeated="2"/>
          <table:table-cell table:style-name="ce5" office:value-type="string" calcext:value-type="string">
            <text:p>I2</text:p>
          </table:table-cell>
          <table:table-cell table:style-name="ce1" table:formula="of:=SUM([.I32:.I34])" office:value-type="float" office:value="-0.837702706494133" calcext:value-type="float">
            <text:p>-0.8377027065</text:p>
          </table:table-cell>
          <table:table-cell table:style-name="ce1" table:formula="of:=-[.I35]" office:value-type="float" office:value="0.837702706494133" calcext:value-type="float">
            <text:p>0.8377027065</text:p>
          </table:table-cell>
        </table:table-row>
        <table:table-row table:style-name="ro1">
          <table:table-cell table:style-name="ce1" table:number-columns-repeated="7"/>
          <table:table-cell table:style-name="ce6" office:value-type="string" calcext:value-type="string">
            <text:p>GAIN</text:p>
          </table:table-cell>
          <table:table-cell table:style-name="ce6" table:formula="of:=SUM([.D1]+[.I35])" office:value-type="float" office:value="0.138317941742482" calcext:value-type="float">
            <text:p>0.1383179417</text:p>
          </table:table-cell>
          <table:table-cell table:style-name="ce1" table:formula="of:=[.D1]-[.J35]" office:value-type="float" office:value="0.138317941742482" calcext:value-type="float">
            <text:p>0.138317941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pric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E39]/[.E42]" office:value-type="float" office:value="0.318181818181818" calcext:value-type="float">
            <text:p>0.3181818182</text:p>
          </table:table-cell>
          <table:table-cell table:formula="of:=[.C39]/[.E39]" office:value-type="float" office:value="0.571428571428571" calcext:value-type="float">
            <text:p>0.5714285714</text:p>
          </table:table-cell>
          <table:table-cell table:formula="of:=[.D39]/[.E39]" office:value-type="float" office:value="0.428571428571429" calcext:value-type="float">
            <text:p>0.4285714286</text:p>
          </table:table-cell>
          <table:table-cell table:formula="of:=[.$F39]*([.$G39]*LOG([.$G39];2)+[.$H39]*LOG([.$H39];2))" office:value-type="float" office:value="-0.313481679647262" calcext:value-type="float">
            <text:p>-0.3134816796</text:p>
          </table:table-cell>
          <table:table-cell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E40]/[.E42]" office:value-type="float" office:value="0.409090909090909" calcext:value-type="float">
            <text:p>0.4090909091</text:p>
          </table:table-cell>
          <table:table-cell table:formula="of:=[.C40]/[.E40]" office:value-type="float" office:value="0.666666666666667" calcext:value-type="float">
            <text:p>0.6666666667</text:p>
          </table:table-cell>
          <table:table-cell table:formula="of:=[.D40]/[.E40]" office:value-type="float" office:value="0.333333333333333" calcext:value-type="float">
            <text:p>0.3333333333</text:p>
          </table:table-cell>
          <table:table-cell table:formula="of:=[.$F40]*([.$G40]*LOG([.$G40];2)+[.$H40]*LOG([.$H40];2))" office:value-type="float" office:value="-0.375666477567746" calcext:value-type="float">
            <text:p>-0.3756664776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41]/[.E42]" office:value-type="float" office:value="0.272727272727273" calcext:value-type="float">
            <text:p>0.2727272727</text:p>
          </table:table-cell>
          <table:table-cell table:formula="of:=[.C41]/[.E40]" office:value-type="float" office:value="0.333333333333333" calcext:value-type="float">
            <text:p>0.3333333333</text:p>
          </table:table-cell>
          <table:table-cell table:formula="of:=[.D41]/[.E41]" office:value-type="float" office:value="0.5" calcext:value-type="float">
            <text:p>0.5</text:p>
          </table:table-cell>
          <table:table-cell table:formula="of:=[.$F41]*([.$G41]*LOG([.$G41];2)+[.$H41]*LOG([.$H41];2))" office:value-type="float" office:value="-0.280451136429196" calcext:value-type="float">
            <text:p>-0.2804511364</text:p>
          </table:table-cell>
          <table:table-cell/>
        </table:table-row>
        <table:table-row table:style-name="ro2">
          <table:table-cell table:number-columns-repeated="4"/>
          <table:table-cell table:formula="of:=SUM([.C39:.D41])" office:value-type="float" office:value="22" calcext:value-type="float">
            <text:p>22</text:p>
          </table:table-cell>
          <table:table-cell table:number-columns-repeated="3"/>
          <table:table-cell table:formula="of:=SUM([.I39:.I41])" office:value-type="float" office:value="-0.969599293644203" calcext:value-type="float">
            <text:p>-0.9695992936</text:p>
          </table:table-cell>
          <table:table-cell/>
        </table:table-row>
        <table:table-row table:style-name="ro3">
          <table:table-cell table:number-columns-repeated="7"/>
          <table:table-cell table:style-name="ce3" office:value-type="string" calcext:value-type="string">
            <text:p>GAIN</text:p>
          </table:table-cell>
          <table:table-cell table:style-name="ce3" table:formula="of:=SUM([.I42]+[.D1])" office:value-type="float" office:value="0.00642135459241155" calcext:value-type="float">
            <text:p>0.0064213546</text:p>
          </table:table-cell>
          <table:table-cell/>
        </table:table-row>
        <table:table-row table:style-name="ro2" table:number-rows-repeated="6">
          <table:table-cell table:number-columns-repeated="10"/>
        </table:table-row>
        <table:table-row table:style-name="ro2">
          <table:table-cell table:number-columns-repeated="4"/>
          <table:table-cell office:value-type="float" office:value="0.918" calcext:value-type="float">
            <text:p>0.918</text:p>
          </table:table-cell>
          <table:table-cell table:formula="of:=(2/3)*LOG(0.5;2)" office:value-type="float" office:value="-0.666666666666667" calcext:value-type="float">
            <text:p>-0.6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table:style-name="ce2" table:formula="of:=-( (4/6)*LOG(4/6;2)+(2/6)*LOG(2/6;2) )" office:value-type="float" office:value="0.91829583405449" calcext:value-type="float">
            <text:p>0.9182958341</text:p>
          </table:table-cell>
          <table:table-cell/>
          <table:table-cell table:formula="of:=[.E50]+[.F50]" office:value-type="float" office:value="0.251333333333333" calcext:value-type="float">
            <text:p>0.2513333333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table:formula="of:=(1/3)" office:value-type="float" office:value="0.333333333333333" calcext:value-type="float">
            <text:p>0.33333333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16:49:03.411210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46:37.095216075</meta:creation-date>
    <dc:date>2018-02-04T16:50:51.768575309</dc:date>
    <meta:editing-duration>PT1H39M52S</meta:editing-duration>
    <meta:editing-cycles>10</meta:editing-cycles>
    <meta:generator>LibreOffice/5.0.6.2$Linux_X86_64 LibreOffice_project/00$Build-2</meta:generator>
    <meta:document-statistic meta:table-count="1" meta:cell-count="161" meta:object-count="0"/>
  </office:meta>
</office:document-meta>
</file>